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LAVORS APPLE PTE. LTD.</text:p>
      <text:p text:style-name="P2">Company Registration No : 20092205W</text:p>
      <text:p text:style-name="P2">(Incorporated in the Republic of Singapore)</text:p>
      <text:p text:style-name="P1"></text:p>
      <text:p text:style-name="P1"></text:p>
      <text:p text:style-name="P1"></text:p>
      <text:p text:style-name="P5">NOTICE OF MEETING</text:p>
      <text:p text:style-name="P1"></text:p>
      <text:p text:style-name="P1"></text:p>
      <text:p text:style-name="P1"></text:p>
      <text:p text:style-name="P1"></text:p>
      <text:p text:style-name="P3">Agreement by members to shorter notice than is required by Section 177(2) of the Company Act, Cap. 50 to be given for Sixth Annual General Meeting.</text:p>
      <text:p text:style-name="P3"></text:p>
      <text:p text:style-name="P3">Pursuant to Section 177(3) (a) of the Companies, Act, Cap. 50, we, the undersigned being the members of <text:span text:style-name="T1">FLAVORS APPLE PTE. LTD.</text:span> entitled to attend and vote at an Annual General Meeting to be held on ____________________ at 3.00 pm at <text:span text:style-name="T1">Blk 531 Upper Cross Street #04-52 Hong Lim Complex Singapore 050531</text:span> shall notwithstanding that it is called by notice shorter than is required by Section 177(2)of the Act be deemed to be duly called.</text:p>
      <text:p text:style-name="P3"></text:p>
      <text:p text:style-name="P1"></text:p>
      <text:p text:style-name="P1"></text:p>
      <text:p text:style-name="P6">SIGNED AS CORRECT RECORD</text:p>
      <text:p text:style-name="P6">On Behalf of the Board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__________ <text:s text:c="16"/><text:tab/> _________________________________</text:p>
      <text:p text:style-name="P1">Goh Hock Leong Anthony<text:tab/><text:tab/><text:tab/> <text:s text:c="13"/>Terence Choa Kwok Fai <text:s text:c="2"/><text:tab/></text:p>
      <text:p text:style-name="P1">Shareholder<text:tab/><text:tab/><text:tab/><text:tab/><text:tab/><text:tab/> Shareholder<text:tab/><text:tab/><text:tab/></text:p>
      <text:p text:style-name="P1"></text:p>
      <text:p text:style-name="P1"></text:p>
      <text:p text:style-name="P1"></text:p>
      <text:p text:style-name="P1"></text:p>
      <text:p text:style-name="P1">__________________________________ <text:s text:c="16"/><text:tab/> _________________________________</text:p>
      <text:p text:style-name="P1">Kung Cheung Tak<text:tab/><text:tab/><text:tab/><text:tab/> <text:s text:c="13"/>Teoh Yeow Tong <text:s text:c="2"/><text:tab/></text:p>
      <text:p text:style-name="P1">Shareholder<text:tab/><text:tab/><text:tab/><text:tab/><text:tab/><text:tab/> Shareholder<text:tab/><text:tab/><text:tab/></text:p>
      <text:p text:style-name="P1"></text:p>
      <text:p text:style-name="P1"></text:p>
      <text:p text:style-name="P1"></text:p>
      <text:p text:style-name="P1">Date : </text:p>
      <text:p text:style-name="P1">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12:30</meta:creation-date>
    <dc:date>2015-10-31T14:14:19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1" meta:word-count="152" meta:character-count="1144" meta:non-whitespace-character-count="869"/>
    <meta:generator>LibreOffice/3.5$Linux_X86_64 LibreOffice_project/350m1$Build-2</meta:generator>
  </office:meta>
</office:document-meta>
</file>